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a977"/>
    </style:style>
    <style:style style:name="P2" style:family="paragraph" style:parent-style-name="Standard">
      <style:text-properties officeooo:rsid="0016a977" officeooo:paragraph-rsid="0016a977"/>
    </style:style>
    <style:style style:name="P3" style:family="paragraph" style:parent-style-name="Standard">
      <style:text-properties fo:font-weight="bold" officeooo:rsid="0016a977" officeooo:paragraph-rsid="0016a977" style:font-weight-asian="bold" style:font-weight-complex="bold"/>
    </style:style>
    <style:style style:name="P4" style:family="paragraph" style:parent-style-name="Standard">
      <style:text-properties fo:font-weight="bold" officeooo:rsid="0016a977" officeooo:paragraph-rsid="0016a977" style:font-weight-asian="bold" style:font-weight-complex="bold"/>
    </style:style>
    <style:style style:name="T1" style:family="text">
      <style:text-properties officeooo:rsid="0016a977"/>
    </style:style>
    <style:style style:name="T2" style:family="text">
      <style:text-properties officeooo:rsid="00182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– EDP</text:p>
      <text:p text:style-name="P3">Par VAUCHER Rémi, DJABALLAH Jessim, PATEL Kamil &amp; LERCHUNDI Noémie</text:p>
      <text:p text:style-name="Standard"/>
      <text:p text:style-name="Standard"/>
      <text:p text:style-name="P2">Attention le dossier est lourd, il contient 8 notebooks avec un certain nombre de Gifs et les modèles construits et exploités. Voici l’axe de lecture proposé :</text:p>
      <text:p text:style-name="Standard"/>
      <text:p text:style-name="Standard">- Notebook 1 : Schéma upwind (à vitesse constante, à vitesse variables positives, à vitesse négatives)</text:p>
      <text:p text:style-name="Standard"/>
      <text:p text:style-name="Standard">- Notebook 2 : Schéma Lax-Friedrich (pareil)</text:p>
      <text:p text:style-name="Standard"/>
      <text:p text:style-name="Standard">- Notebook 3 : Construction réseaux de neurones <text:span text:style-name="T1">vitesses positives</text:span></text:p>
      <text:p text:style-name="P1">- Notebook 3<text:span text:style-name="T1">bis</text:span> : Construction réseaux de neurones <text:span text:style-name="T1">vitesses négatives</text:span></text:p>
      <text:p text:style-name="Standard"/>
      <text:p text:style-name="Standard">- Notebook 4 : Schéma avec réseau de neurones à vitesse constante </text:p>
      <text:p text:style-name="Standard"/>
      <text:p text:style-name="Standard">- Notebook 5: Schéma avec réseau de neurones à vitesses variables </text:p>
      <text:p text:style-name="Standard"/>
      <text:p text:style-name="Standard">- Notebook 6: Schéma avec réseau de neurones à vitesses signées</text:p>
      <text:p text:style-name="Standard"/>
      <text:p text:style-name="Standard">- Notebook 6-bis : Rusanov</text:p>
      <text:p text:style-name="Standard"/>
      <text:p text:style-name="Standard">- <text:span text:style-name="T1">Modèles.zip : 4 modèles utilisés.</text:span></text:p>
      <text:p text:style-name="Standard">- <text:span text:style-name="T2">model2_ 1.rar : Modèle utilisé pour le Notebook n°4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8:07:44.197000000</meta:creation-date>
    <meta:editing-duration>P0D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3" meta:word-count="137" meta:character-count="827" meta:non-whitespace-character-count="700"/>
  </office:meta>
</office:document-meta>
</file>